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ocumentatie licenta</text:p>
      <text:p text:style-name="Standard"/>
      <text:list xml:id="list34709778" text:style-name="L1">
        <text:list-item>
          <text:p text:style-name="P1">Aplicatia este construita ca si plugin al cunoscutului IDE Eclipse. (extensie, IDE dezvoltat de IBM, filozofia de dezvoltare in jurul plug-inurilor)</text:p>
          <text:p text:style-name="P1"/>
          <text:p text:style-name="P1">Intreaga aplicatie este vazuta de utilizator ca o perspectiva a Eclipse-ului si poate fi accesata din meniul principal <text:s/>Window → Open Perspective → UML Designer.</text:p>
        </text:list-item>
      </text:list>
      <text:p text:style-name="Standard"/>
      <text:p text:style-name="Standard">Ce este o perspectiva si de ce am ales-o in situatia asta?</text:p>
      <text:p text:style-name="Standard"/>
      <text:p text:style-name="Standard">As most of you who are Eclipse users will know, you can easily organize your views around in each perspective to make yourself comfortable with development related tasks. As an Eclipse user the first thing you do when you launch eclipse application is to select a perspective which is most suitable for the job in hand. In this chapter we will create a new perspective which will open up Resource manager view when selected. Since our plug-in is very small with only one view, creating a perspective for the purpose of opening up single view might look overburden. However, in real world Plug-in applications Views can grow real big in terms of number, so creating a perspective and managing views become almost a necessity.<text:line-break/></text:p>
      <text:p text:style-name="Standard">In mare o perspectiva inglobeaza mai multe view-uri. Pentru a face interactiunea utilizatorului cu aceasta aplicatie de editat diagrame cat mai placuta am optat pentru urmatoarele view-uri: </text:p>
      <text:list xml:id="list34703596" text:style-name="L2">
        <text:list-item>
          <text:list>
            <text:list-item>
              <text:p text:style-name="P2">organizator de diagrame (toate diagramele utilizatorului) - ? o las la sfarsit, implementarea depinde de timpul pe care il am la dispozitie.</text:p>
            </text:list-item>
            <text:list-item>
              <text:p text:style-name="P2">Whiteboard – plansa pe care utilizatorul isi construieste diagrama UML. - obligatoriu</text:p>
            </text:list-item>
            <text:list-item>
              <text:p text:style-name="P2">Tool view – fereastra cu elemente grafice. (diverse simboluri) – obligatoriu</text:p>
            </text:list-item>
            <text:list-item>
              <text:p text:style-name="P2">Colaboratori – fereastra cu colaboratori (cei cu care colaborez in proiect) + chat. Nu e greu de implementat si e de efect. - obligatoriu</text:p>
            </text:list-item>
            <text:list-item>
              <text:p text:style-name="P2">Video chat (exista ceva extensie pentru XMPP care face la prima vedere usor de implementat un astfel de feature) – nu e o prioritate in cazul proiectului de fata. <text:s/></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4-18T17:35:43.84</meta:creation-date>
    <meta:editing-duration>PT2H23M59S</meta:editing-duration>
    <meta:editing-cycles>2</meta:editing-cycles>
    <meta:generator>OpenOffice.org/3.3$Win32 OpenOffice.org_project/330m20$Build-9567</meta:generator>
    <meta:initial-creator>Batista Mihai</meta:initial-creator>
    <meta:document-statistic meta:table-count="0" meta:image-count="0" meta:object-count="0" meta:page-count="1" meta:paragraph-count="11" meta:word-count="315" meta:character-count="1911"/>
    <dc:date>2012-04-18T17:36:24.30</dc:date>
    <dc:creator>Batista Mihai</dc:creator>
  </office:meta>
</office:document-meta>
</file>